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left" draw:textarea-vertical-align="top"/>
    </style:style>
    <style:style style:name="gr6" style:family="graphic" style:parent-style-name="standard">
      <style:graphic-properties draw:fill="none" draw:textarea-horizontal-align="left" draw:textarea-vertical-align="top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none" draw:textarea-horizontal-align="left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10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gr13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14" style:family="graphic" style:parent-style-name="standard">
      <style:graphic-properties draw:stroke="solid" draw:stroke-dash="Fine_20_Dashed_20__28_var_29_" draw:marker-start="" draw:marker-end="Linienende_20_1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7.6cm" svg:y="1.4cm">
          <text:p text:style-name="P1"><text:span text:style-name="T1">IAexA</text:span></text:p>
        </draw:rect>
        <draw:line draw:style-name="gr2" draw:text-style-name="P3" draw:layer="layout" svg:x1="6cm" svg:y1="1.6cm" svg:x2="7.6cm" svg:y2="1.6cm">
          <text:p/>
        </draw:line>
        <draw:line draw:style-name="gr3" draw:text-style-name="P3" draw:layer="layout" svg:x1="15.4cm" svg:y1="4.9cm" svg:x2="15.2cm" svg:y2="5.2cm">
          <text:p/>
        </draw:line>
        <draw:line draw:style-name="gr3" draw:text-style-name="P3" draw:layer="layout" svg:x1="15.6cm" svg:y1="5.2cm" svg:x2="15.4cm" svg:y2="4.9cm">
          <text:p/>
        </draw:line>
        <draw:line draw:style-name="gr3" draw:text-style-name="P3" draw:layer="layout" svg:x1="15.2cm" svg:y1="5.2cm" svg:x2="15.6cm" svg:y2="5.2cm">
          <text:p/>
        </draw:line>
        <draw:line draw:style-name="gr3" draw:text-style-name="P3" draw:layer="layout" svg:x1="15.4cm" svg:y1="5.2cm" svg:x2="15.4cm" svg:y2="5.4cm">
          <text:p/>
        </draw:line>
        <draw:rect draw:style-name="gr4" draw:text-style-name="P2" draw:layer="layout" svg:width="2.997cm" svg:height="0.1cm" svg:x="3.003cm" svg:y="1.8cm">
          <text:p/>
        </draw:rect>
        <draw:rect draw:style-name="gr5" draw:text-style-name="P5" draw:layer="layout" svg:width="3cm" svg:height="0.9cm" svg:x="3cm" svg:y="1.9cm">
          <text:p text:style-name="P4"><text:span text:style-name="T2">ima11()</text:span></text:p>
          <text:p text:style-name="P4"><text:span text:style-name="T2">cmx11()</text:span></text:p>
        </draw:rect>
        <draw:rect draw:style-name="gr1" draw:text-style-name="P2" draw:layer="layout" svg:width="1.2cm" svg:height="0.4cm" svg:x="9.4cm" svg:y="1.4cm">
          <text:p text:style-name="P1"><text:span text:style-name="T1">id = 1</text:span></text:p>
        </draw:rect>
        <draw:rect draw:style-name="gr1" draw:text-style-name="P2" draw:layer="layout" svg:width="3cm" svg:height="0.4cm" svg:x="3cm" svg:y="1.4cm">
          <text:p text:style-name="P1"><text:span text:style-name="T1">CXexA</text:span></text:p>
        </draw:rect>
        <draw:rect draw:style-name="gr5" draw:text-style-name="P5" draw:layer="layout" svg:width="3cm" svg:height="0.5cm" svg:x="7.6cm" svg:y="1.9cm">
          <text:p text:style-name="P4"><text:span text:style-name="T2">ima11()</text:span></text:p>
        </draw:rect>
        <draw:rect draw:style-name="gr4" draw:text-style-name="P2" draw:layer="layout" svg:width="2.997cm" svg:height="0.1cm" svg:x="7.604cm" svg:y="1.8cm">
          <text:p/>
        </draw:rect>
        <draw:rect draw:style-name="gr1" draw:text-style-name="P2" draw:layer="layout" svg:width="1.799cm" svg:height="0.4cm" svg:x="7.601cm" svg:y="3.2cm">
          <text:p text:style-name="P1"><text:span text:style-name="T1">IBexA</text:span></text:p>
        </draw:rect>
        <draw:line draw:style-name="gr2" draw:text-style-name="P3" draw:layer="layout" svg:x1="6.001cm" svg:y1="3.4cm" svg:x2="7.601cm" svg:y2="3.4cm">
          <text:p/>
        </draw:line>
        <draw:rect draw:style-name="gr4" draw:text-style-name="P2" draw:layer="layout" svg:width="2.997cm" svg:height="0.1cm" svg:x="3.004cm" svg:y="3.6cm">
          <text:p/>
        </draw:rect>
        <draw:rect draw:style-name="gr5" draw:text-style-name="P5" draw:layer="layout" svg:width="3cm" svg:height="1.2cm" svg:x="3.001cm" svg:y="3.7cm">
          <text:p text:style-name="P4"><text:span text:style-name="T2">cmy11()</text:span></text:p>
          <text:p text:style-name="P4"><text:span text:style-name="T2">imb11()</text:span></text:p>
          <text:p text:style-name="P4"><text:span text:style-name="T2">imb12()</text:span></text:p>
        </draw:rect>
        <draw:rect draw:style-name="gr1" draw:text-style-name="P2" draw:layer="layout" svg:width="1.201cm" svg:height="0.4cm" svg:x="9.4cm" svg:y="3.2cm">
          <text:p text:style-name="P1"><text:span text:style-name="T1">id = 2</text:span></text:p>
        </draw:rect>
        <draw:rect draw:style-name="gr1" draw:text-style-name="P2" draw:layer="layout" svg:width="2.999cm" svg:height="0.4cm" svg:x="3.001cm" svg:y="3.2cm">
          <text:p text:style-name="P1"><text:span text:style-name="T1">CYexA</text:span></text:p>
        </draw:rect>
        <draw:rect draw:style-name="gr5" draw:text-style-name="P5" draw:layer="layout" svg:width="3cm" svg:height="0.9cm" svg:x="7.6cm" svg:y="3.7cm">
          <text:p text:style-name="P4"><text:span text:style-name="T2">imb11()</text:span></text:p>
          <text:p text:style-name="P4"><text:span text:style-name="T2">imb12()</text:span></text:p>
        </draw:rect>
        <draw:rect draw:style-name="gr4" draw:text-style-name="P2" draw:layer="layout" svg:width="2.997cm" svg:height="0.1cm" svg:x="7.605cm" svg:y="3.6cm">
          <text:p/>
        </draw:rect>
        <draw:line draw:style-name="gr2" draw:text-style-name="P3" draw:layer="layout" svg:x1="13.9cm" svg:y1="3.4cm" svg:x2="10.6cm" svg:y2="3.4cm">
          <text:p/>
        </draw:line>
        <draw:rect draw:style-name="gr4" draw:text-style-name="P2" draw:layer="layout" svg:width="3.001cm" svg:height="0.1cm" svg:x="13.9cm" svg:y="3.6cm">
          <text:p/>
        </draw:rect>
        <draw:rect draw:style-name="gr5" draw:text-style-name="P5" draw:layer="layout" svg:width="3cm" svg:height="1.2cm" svg:x="13.901cm" svg:y="3.7cm">
          <text:p text:style-name="P4"><text:span text:style-name="T2">cma11()</text:span></text:p>
          <text:p text:style-name="P4"><text:span text:style-name="T2">imb11()</text:span></text:p>
          <text:p text:style-name="P4"><text:span text:style-name="T2">imb12()</text:span></text:p>
        </draw:rect>
        <draw:rect draw:style-name="gr1" draw:text-style-name="P2" draw:layer="layout" svg:width="1.8cm" svg:height="0.4cm" svg:x="13.901cm" svg:y="3.2cm">
          <text:p text:style-name="P1"><text:span text:style-name="T1">CAexA</text:span></text:p>
        </draw:rect>
        <draw:line draw:style-name="gr3" draw:text-style-name="P3" draw:layer="layout" svg:x1="13.7cm" svg:y1="5.4cm" svg:x2="17.1cm" svg:y2="5.4cm">
          <text:p/>
        </draw:line>
        <draw:rect draw:style-name="gr4" draw:text-style-name="P2" draw:layer="layout" svg:width="3.001cm" svg:height="0.1cm" svg:x="12.201cm" svg:y="6cm">
          <text:p/>
        </draw:rect>
        <draw:rect draw:style-name="gr5" draw:text-style-name="P5" draw:layer="layout" svg:width="3cm" svg:height="1.2cm" svg:x="12.202cm" svg:y="6.1cm">
          <text:p text:style-name="P4"><text:span text:style-name="T2">cmc21()</text:span></text:p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2.998cm" svg:height="0.4cm" svg:x="12.202cm" svg:y="5.6cm">
          <text:p text:style-name="P1"><text:span text:style-name="T1">CCexA</text:span></text:p>
        </draw:rect>
        <draw:line draw:style-name="gr3" draw:text-style-name="P3" draw:layer="layout" svg:x1="13.7cm" svg:y1="5.4cm" svg:x2="13.7cm" svg:y2="5.6cm">
          <text:p/>
        </draw:line>
        <draw:line draw:style-name="gr3" draw:text-style-name="P3" draw:layer="layout" svg:x1="17.1cm" svg:y1="5.4cm" svg:x2="17.1cm" svg:y2="5.6cm">
          <text:p/>
        </draw:line>
        <draw:rect draw:style-name="gr4" draw:text-style-name="P2" draw:layer="layout" svg:width="3.001cm" svg:height="0.1cm" svg:x="15.602cm" svg:y="6cm">
          <text:p/>
        </draw:rect>
        <draw:rect draw:style-name="gr5" draw:text-style-name="P5" draw:layer="layout" svg:width="3cm" svg:height="1.2cm" svg:x="15.603cm" svg:y="6.1cm">
          <text:p text:style-name="P4"><text:span text:style-name="T2">cmb21()</text:span></text:p>
        </draw:rect>
        <draw:rect draw:style-name="gr1" draw:text-style-name="P2" draw:layer="layout" svg:width="2.997cm" svg:height="0.4cm" svg:x="15.603cm" svg:y="5.6cm">
          <text:p text:style-name="P1"><text:span text:style-name="T1">CBexA</text:span></text:p>
        </draw:rect>
        <draw:rect draw:style-name="gr1" draw:text-style-name="P2" draw:layer="layout" svg:width="1.8cm" svg:height="0.4cm" svg:x="7.601cm" svg:y="5.6cm">
          <text:p text:style-name="P1"><text:span text:style-name="T1">ICexA</text:span></text:p>
        </draw:rect>
        <draw:rect draw:style-name="gr5" draw:text-style-name="P5" draw:layer="layout" svg:width="3cm" svg:height="0.9cm" svg:x="7.6cm" svg:y="6.1cm">
          <text:p text:style-name="P4"><text:span text:style-name="T2">imc11()</text:span></text:p>
          <text:p text:style-name="P4"><text:span text:style-name="T2">imc12()</text:span></text:p>
        </draw:rect>
        <draw:rect draw:style-name="gr4" draw:text-style-name="P2" draw:layer="layout" svg:width="2.997cm" svg:height="0.1cm" svg:x="7.605cm" svg:y="6cm">
          <text:p/>
        </draw:rect>
        <draw:line draw:style-name="gr2" draw:text-style-name="P3" draw:layer="layout" svg:x1="12.2cm" svg:y1="5.8cm" svg:x2="10.6cm" svg:y2="5.8cm">
          <text:p/>
        </draw:line>
        <draw:line draw:style-name="gr3" draw:text-style-name="P3" draw:layer="layout" svg:x1="9.1cm" svg:y1="7cm" svg:x2="8.9cm" svg:y2="7.3cm">
          <text:p/>
        </draw:line>
        <draw:line draw:style-name="gr3" draw:text-style-name="P3" draw:layer="layout" svg:x1="9.3cm" svg:y1="7.3cm" svg:x2="9.1cm" svg:y2="7cm">
          <text:p/>
        </draw:line>
        <draw:line draw:style-name="gr3" draw:text-style-name="P3" draw:layer="layout" svg:x1="8.9cm" svg:y1="7.3cm" svg:x2="9.3cm" svg:y2="7.3cm">
          <text:p/>
        </draw:line>
        <draw:line draw:style-name="gr3" draw:text-style-name="P3" draw:layer="layout" svg:x1="9.1cm" svg:y1="7.3cm" svg:x2="9.1cm" svg:y2="7.8cm">
          <text:p/>
        </draw:line>
        <draw:rect draw:style-name="gr1" draw:text-style-name="P2" draw:layer="layout" svg:width="1.8cm" svg:height="0.4cm" svg:x="7.601cm" svg:y="7.8cm">
          <text:p text:style-name="P1"><text:span text:style-name="T1">IDexA</text:span></text:p>
        </draw:rect>
        <draw:rect draw:style-name="gr5" draw:text-style-name="P5" draw:layer="layout" svg:width="3cm" svg:height="0.6cm" svg:x="7.6cm" svg:y="8.3cm">
          <text:p text:style-name="P4"><text:span text:style-name="T2">imd21()</text:span></text:p>
        </draw:rect>
        <draw:rect draw:style-name="gr4" draw:text-style-name="P2" draw:layer="layout" svg:width="2.997cm" svg:height="0.1cm" svg:x="7.605cm" svg:y="8.2cm">
          <text:p/>
        </draw:rect>
        <draw:line draw:style-name="gr3" draw:text-style-name="P3" draw:layer="layout" svg:x1="13.7cm" svg:y1="7.3cm" svg:x2="13.5cm" svg:y2="7.6cm">
          <text:p/>
        </draw:line>
        <draw:line draw:style-name="gr3" draw:text-style-name="P3" draw:layer="layout" svg:x1="13.9cm" svg:y1="7.6cm" svg:x2="13.7cm" svg:y2="7.3cm">
          <text:p/>
        </draw:line>
        <draw:line draw:style-name="gr3" draw:text-style-name="P3" draw:layer="layout" svg:x1="13.5cm" svg:y1="7.6cm" svg:x2="13.9cm" svg:y2="7.6cm">
          <text:p/>
        </draw:line>
        <draw:line draw:style-name="gr3" draw:text-style-name="P3" draw:layer="layout" svg:x1="13.7cm" svg:y1="7.6cm" svg:x2="13.7cm" svg:y2="7.8cm">
          <text:p/>
        </draw:line>
        <draw:rect draw:style-name="gr4" draw:text-style-name="P2" draw:layer="layout" svg:width="3.001cm" svg:height="0.1cm" svg:x="12.202cm" svg:y="8.2cm">
          <text:p/>
        </draw:rect>
        <draw:rect draw:style-name="gr5" draw:text-style-name="P5" draw:layer="layout" svg:width="3cm" svg:height="1.2cm" svg:x="12.203cm" svg:y="8.3cm">
          <text:p text:style-name="P4"><text:span text:style-name="T2">cmd31()</text:span></text:p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2.997cm" svg:height="0.4cm" svg:x="12.203cm" svg:y="7.8cm">
          <text:p text:style-name="P1"><text:span text:style-name="T1">CDexA</text:span></text:p>
        </draw:rect>
        <draw:line draw:style-name="gr2" draw:text-style-name="P3" draw:layer="layout" svg:x1="12.2cm" svg:y1="8cm" svg:x2="10.6cm" svg:y2="5.9cm">
          <text:p/>
        </draw:line>
        <draw:line draw:style-name="gr3" draw:text-style-name="P3" draw:layer="layout" svg:x1="13.701cm" svg:y1="9.5cm" svg:x2="13.501cm" svg:y2="9.8cm">
          <text:p/>
        </draw:line>
        <draw:line draw:style-name="gr3" draw:text-style-name="P3" draw:layer="layout" svg:x1="13.901cm" svg:y1="9.8cm" svg:x2="13.701cm" svg:y2="9.5cm">
          <text:p/>
        </draw:line>
        <draw:line draw:style-name="gr3" draw:text-style-name="P3" draw:layer="layout" svg:x1="13.501cm" svg:y1="9.8cm" svg:x2="13.901cm" svg:y2="9.8cm">
          <text:p/>
        </draw:line>
        <draw:line draw:style-name="gr3" draw:text-style-name="P3" draw:layer="layout" svg:x1="13.701cm" svg:y1="9.8cm" svg:x2="13.701cm" svg:y2="10cm">
          <text:p/>
        </draw:line>
        <draw:rect draw:style-name="gr4" draw:text-style-name="P2" draw:layer="layout" svg:width="3.001cm" svg:height="0.1cm" svg:x="12.203cm" svg:y="10.4cm">
          <text:p/>
        </draw:rect>
        <draw:rect draw:style-name="gr5" draw:text-style-name="P5" draw:layer="layout" svg:width="3cm" svg:height="0.9cm" svg:x="12.204cm" svg:y="10.5cm">
          <text:p text:style-name="P4"><text:span text:style-name="T2">cme41()</text:span></text:p>
          <text:p text:style-name="P4"><text:span text:style-name="T2">imd21()</text:span></text:p>
        </draw:rect>
        <draw:rect draw:style-name="gr1" draw:text-style-name="P2" draw:layer="layout" svg:width="2.996cm" svg:height="0.4cm" svg:x="12.204cm" svg:y="10cm">
          <text:p text:style-name="P1"><text:span text:style-name="T1">CEexA</text:span></text:p>
        </draw:rect>
        <draw:line draw:style-name="gr2" draw:text-style-name="P3" draw:layer="layout" svg:x1="12.2cm" svg:y1="10.2cm" svg:x2="10.6cm" svg:y2="8cm">
          <text:p/>
        </draw:line>
        <draw:line draw:style-name="gr2" draw:text-style-name="P3" draw:layer="layout" svg:x1="6.001cm" svg:y1="8cm" svg:x2="7.601cm" svg:y2="8cm">
          <text:p/>
        </draw:line>
        <draw:rect draw:style-name="gr4" draw:text-style-name="P2" draw:layer="layout" svg:width="2.997cm" svg:height="0.1cm" svg:x="3.004cm" svg:y="8.2cm">
          <text:p/>
        </draw:rect>
        <draw:rect draw:style-name="gr5" draw:text-style-name="P5" draw:layer="layout" svg:width="3cm" svg:height="1.6cm" svg:x="3.001cm" svg:y="8.3cm">
          <text:p text:style-name="P4"><text:span text:style-name="T2">cmz11()</text:span></text:p>
          <text:p text:style-name="P4"><text:span text:style-name="T2">imc11()</text:span></text:p>
          <text:p text:style-name="P4"><text:span text:style-name="T2">imc12()</text:span></text:p>
          <text:p text:style-name="P4"><text:span text:style-name="T2">imd21()</text:span></text:p>
        </draw:rect>
        <draw:rect draw:style-name="gr1" draw:text-style-name="P2" draw:layer="layout" svg:width="2.999cm" svg:height="0.4cm" svg:x="3.001cm" svg:y="7.8cm">
          <text:p text:style-name="P1"><text:span text:style-name="T1">CZexA</text:span></text:p>
        </draw:rect>
        <draw:rect draw:style-name="gr1" draw:text-style-name="P2" draw:layer="layout" svg:width="1.8cm" svg:height="0.4cm" svg:x="7.601cm" svg:y="10cm">
          <text:p text:style-name="P1"><text:span text:style-name="T1">IEexA</text:span></text:p>
        </draw:rect>
        <draw:rect draw:style-name="gr6" draw:text-style-name="P5" draw:layer="layout" svg:width="3cm" svg:height="0.5cm" svg:x="7.6cm" svg:y="10.5cm">
          <text:p/>
        </draw:rect>
        <draw:rect draw:style-name="gr4" draw:text-style-name="P2" draw:layer="layout" svg:width="2.997cm" svg:height="0.1cm" svg:x="7.605cm" svg:y="10.4cm">
          <text:p/>
        </draw:rect>
        <draw:line draw:style-name="gr2" draw:text-style-name="P3" draw:layer="layout" svg:x1="12.2cm" svg:y1="10.2cm" svg:x2="10.6cm" svg:y2="10.2cm">
          <text:p/>
        </draw:line>
        <draw:line draw:style-name="gr7" draw:text-style-name="P3" draw:layer="layout" svg:x1="2.2cm" svg:y1="11.6cm" svg:x2="19cm" svg:y2="11.6cm">
          <text:p/>
        </draw:line>
        <draw:rect draw:style-name="gr8" draw:text-style-name="P5" draw:layer="layout" svg:width="2cm" svg:height="0.4cm" svg:x="4.6cm" svg:y="15cm">
          <text:p text:style-name="P4"><text:span text:style-name="T2">size</text:span></text:p>
        </draw:rect>
        <draw:rect draw:style-name="gr8" draw:text-style-name="P5" draw:layer="layout" svg:width="2cm" svg:height="0.4cm" svg:x="7.8cm" svg:y="15cm">
          <text:p text:style-name="P4"><text:span text:style-name="T2">size</text:span></text:p>
        </draw:rect>
        <draw:rect draw:style-name="gr8" draw:text-style-name="P5" draw:layer="layout" svg:width="2cm" svg:height="0.4cm" svg:x="11cm" svg:y="15cm">
          <text:p text:style-name="P4"><text:span text:style-name="T2">size</text:span></text:p>
        </draw:rect>
        <draw:rect draw:style-name="gr8" draw:text-style-name="P5" draw:layer="layout" svg:width="2cm" svg:height="0.4cm" svg:x="4.6cm" svg:y="14.6cm">
          <text:p text:style-name="P4"><text:span text:style-name="T2">...</text:span></text:p>
        </draw:rect>
        <draw:rect draw:style-name="gr8" draw:text-style-name="P5" draw:layer="layout" svg:width="2cm" svg:height="0.4cm" svg:x="7.8cm" svg:y="14.6cm">
          <text:p text:style-name="P4"><text:span text:style-name="T2">...</text:span></text:p>
        </draw:rect>
        <draw:rect draw:style-name="gr8" draw:text-style-name="P5" draw:layer="layout" svg:width="2cm" svg:height="0.4cm" svg:x="11cm" svg:y="14.6cm">
          <text:p text:style-name="P4"><text:span text:style-name="T2">...</text:span></text:p>
        </draw:rect>
        <draw:rect draw:style-name="gr8" draw:text-style-name="P5" draw:layer="layout" svg:width="2cm" svg:height="0.4cm" svg:x="4.6cm" svg:y="15.4cm">
          <text:p text:style-name="P4"><text:span text:style-name="T2">...</text:span></text:p>
        </draw:rect>
        <draw:rect draw:style-name="gr8" draw:text-style-name="P5" draw:layer="layout" svg:width="2cm" svg:height="0.4cm" svg:x="7.8cm" svg:y="15.4cm">
          <text:p text:style-name="P4"><text:span text:style-name="T2">...</text:span></text:p>
        </draw:rect>
        <draw:rect draw:style-name="gr8" draw:text-style-name="P5" draw:layer="layout" svg:width="2cm" svg:height="0.4cm" svg:x="11cm" svg:y="15.4cm">
          <text:p text:style-name="P4"><text:span text:style-name="T2">...</text:span></text:p>
        </draw:rect>
        <draw:rect draw:style-name="gr8" draw:text-style-name="P5" draw:layer="layout" svg:width="2cm" svg:height="0.4cm" svg:x="4.6cm" svg:y="15.8cm">
          <text:p text:style-name="P4"><text:span text:style-name="T2">ima11()</text:span></text:p>
        </draw:rect>
        <draw:rect draw:style-name="gr8" draw:text-style-name="P5" draw:layer="layout" svg:width="2cm" svg:height="0.4cm" svg:x="7.8cm" svg:y="15.8cm">
          <text:p text:style-name="P4"><text:span text:style-name="T2">imDelegIiMm</text:span></text:p>
        </draw:rect>
        <draw:rect draw:style-name="gr8" draw:text-style-name="P5" draw:layer="layout" svg:width="2cm" svg:height="0.4cm" svg:x="11cm" svg:y="15.8cm">
          <text:p text:style-name="P4"><text:span text:style-name="T2">imDelegIiMm</text:span></text:p>
        </draw:rect>
        <draw:rect draw:style-name="gr8" draw:text-style-name="P5" draw:layer="layout" svg:width="2cm" svg:height="0.4cm" svg:x="4.6cm" svg:y="14.2cm">
          <text:p text:style-name="P4"><text:span text:style-name="T2">&lt;init&gt;()</text:span></text:p>
        </draw:rect>
        <draw:rect draw:style-name="gr8" draw:text-style-name="P5" draw:layer="layout" svg:width="2cm" svg:height="0.4cm" svg:x="7.8cm" svg:y="14.2cm">
          <text:p text:style-name="P4"><text:span text:style-name="T2">&lt;init&gt;()</text:span></text:p>
        </draw:rect>
        <draw:rect draw:style-name="gr8" draw:text-style-name="P5" draw:layer="layout" svg:width="2cm" svg:height="0.4cm" svg:x="11cm" svg:y="14.2cm">
          <text:p text:style-name="P4"><text:span text:style-name="T2">&lt;init&gt;()</text:span></text:p>
        </draw:rect>
        <draw:rect draw:style-name="gr8" draw:text-style-name="P5" draw:layer="layout" svg:width="2cm" svg:height="0.4cm" svg:x="11cm" svg:y="13.8cm">
          <text:p text:style-name="P4"><text:span text:style-name="T2">cmz11()</text:span></text:p>
        </draw:rect>
        <draw:rect draw:style-name="gr8" draw:text-style-name="P5" draw:id="id4" draw:layer="layout" svg:width="2cm" svg:height="0.4cm" svg:x="11cm" svg:y="17cm">
          <text:p text:style-name="P4"><text:span text:style-name="T2">imc11()</text:span></text:p>
        </draw:rect>
        <draw:rect draw:style-name="gr8" draw:text-style-name="P5" draw:layer="layout" svg:width="2cm" svg:height="0.4cm" svg:x="7.8cm" svg:y="13.8cm">
          <text:p text:style-name="P4"><text:span text:style-name="T2">cmy11()</text:span></text:p>
        </draw:rect>
        <draw:rect draw:style-name="gr8" draw:text-style-name="P5" draw:id="id2" draw:layer="layout" svg:width="2cm" svg:height="0.4cm" svg:x="7.8cm" svg:y="16.6cm">
          <text:p text:style-name="P4"><text:span text:style-name="T2">imb11()</text:span></text:p>
        </draw:rect>
        <draw:rect draw:style-name="gr8" draw:text-style-name="P5" draw:layer="layout" svg:width="2cm" svg:height="0.4cm" svg:x="4.6cm" svg:y="13.4cm">
          <text:p text:style-name="P4"><text:span text:style-name="T2">cmx11()</text:span></text:p>
        </draw:rect>
        <draw:rect draw:style-name="gr8" draw:text-style-name="P5" draw:layer="layout" svg:width="2cm" svg:height="0.4cm" svg:x="4.6cm" svg:y="13.8cm">
          <text:p text:style-name="P4"><text:span text:style-name="T2">ima11()</text:span></text:p>
        </draw:rect>
        <draw:rect draw:style-name="gr1" draw:text-style-name="P2" draw:layer="layout" svg:width="2cm" svg:height="0.4cm" svg:x="4.6cm" svg:y="11.8cm">
          <text:p text:style-name="P1"><text:span text:style-name="T1">CXexA</text:span></text:p>
        </draw:rect>
        <draw:rect draw:style-name="gr1" draw:text-style-name="P2" draw:layer="layout" svg:width="2cm" svg:height="0.4cm" svg:x="7.8cm" svg:y="11.8cm">
          <text:p text:style-name="P1"><text:span text:style-name="T1">CYexA</text:span></text:p>
        </draw:rect>
        <draw:rect draw:style-name="gr1" draw:text-style-name="P2" draw:layer="layout" svg:width="2cm" svg:height="0.4cm" svg:x="11cm" svg:y="11.8cm">
          <text:p text:style-name="P1"><text:span text:style-name="T1">CZexA</text:span></text:p>
        </draw:rect>
        <draw:rect draw:style-name="gr8" draw:text-style-name="P5" draw:layer="layout" svg:width="2cm" svg:height="0.4cm" svg:x="7.8cm" svg:y="13cm">
          <text:p text:style-name="P4"><text:span text:style-name="T2">imb12()</text:span></text:p>
        </draw:rect>
        <draw:rect draw:style-name="gr8" draw:text-style-name="P5" draw:layer="layout" svg:width="2cm" svg:height="0.4cm" svg:x="11cm" svg:y="13cm">
          <text:p text:style-name="P4"><text:span text:style-name="T2">imc12()</text:span></text:p>
        </draw:rect>
        <draw:rect draw:style-name="gr8" draw:text-style-name="P5" draw:layer="layout" svg:width="2cm" svg:height="0.4cm" svg:x="11cm" svg:y="12.6cm">
          <text:p text:style-name="P4"><text:span text:style-name="T2">imd21()</text:span></text:p>
        </draw:rect>
        <draw:rect draw:style-name="gr9" draw:text-style-name="P5" draw:layer="layout" svg:width="1cm" svg:height="0.4cm" svg:x="7.8cm" svg:y="16.2cm">
          <text:p text:style-name="P4"><text:span text:style-name="T2">0(IB)</text:span></text:p>
        </draw:rect>
        <draw:rect draw:style-name="gr10" draw:text-style-name="P5" draw:id="id1" draw:layer="layout" svg:width="1cm" svg:height="0.4cm" svg:x="8.8cm" svg:y="16.2cm">
          <text:p text:style-name="P4"><text:span text:style-name="T2">bmo</text:span></text:p>
        </draw:rect>
        <draw:connector draw:style-name="gr11" draw:text-style-name="P3" draw:layer="layout" draw:type="lines" svg:x1="9.8cm" svg:y1="16.4cm" svg:x2="9.8cm" svg:y2="16.8cm" draw:start-shape="id1" draw:start-glue-point="1" draw:end-shape="id2" draw:end-glue-point="1" svg:d="m9800 16400h501v400h-501">
          <text:p/>
        </draw:connector>
        <draw:frame draw:style-name="gr12" draw:text-style-name="P6" draw:layer="layout" svg:width="0.4cm" svg:height="0.6cm" svg:x="7.4cm" svg:y="14.2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7.4cm" svg:y="13.8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7.4cm" svg:y="13.4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7.4cm" svg:y="13cm">
          <draw:text-box>
            <text:p><text:span text:style-name="T3">3</text:span></text:p>
          </draw:text-box>
        </draw:frame>
        <draw:rect draw:style-name="gr9" draw:text-style-name="P5" draw:layer="layout" svg:width="1cm" svg:height="0.4cm" svg:x="11cm" svg:y="16.2cm">
          <text:p text:style-name="P4"><text:span text:style-name="T2">3(IC)</text:span></text:p>
        </draw:rect>
        <draw:rect draw:style-name="gr10" draw:text-style-name="P5" draw:id="id3" draw:layer="layout" svg:width="1cm" svg:height="0.4cm" svg:x="12cm" svg:y="16.2cm">
          <text:p text:style-name="P4"><text:span text:style-name="T2">bmo</text:span></text:p>
        </draw:rect>
        <draw:frame draw:style-name="gr12" draw:text-style-name="P6" draw:layer="layout" svg:width="0.4cm" svg:height="0.6cm" svg:x="4.2cm" svg:y="14.2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4.2cm" svg:y="13.8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4.2cm" svg:y="13.4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10.7cm" svg:y="14.2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10.7cm" svg:y="13.8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10.7cm" svg:y="13.4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10.7cm" svg:y="13cm">
          <draw:text-box>
            <text:p><text:span text:style-name="T3">3</text:span></text:p>
          </draw:text-box>
        </draw:frame>
        <draw:frame draw:style-name="gr12" draw:text-style-name="P6" draw:layer="layout" svg:width="0.4cm" svg:height="0.6cm" svg:x="10.7cm" svg:y="12.6cm">
          <draw:text-box>
            <text:p><text:span text:style-name="T3">4</text:span></text:p>
          </draw:text-box>
        </draw:frame>
        <draw:rect draw:style-name="gr8" draw:text-style-name="P5" draw:layer="layout" svg:width="2cm" svg:height="0.4cm" svg:x="2.601cm" svg:y="23.8cm">
          <text:p text:style-name="P4"><text:span text:style-name="T2">size</text:span></text:p>
        </draw:rect>
        <draw:rect draw:style-name="gr8" draw:text-style-name="P5" draw:layer="layout" svg:width="2cm" svg:height="0.4cm" svg:x="2.601cm" svg:y="23.4cm">
          <text:p text:style-name="P4"><text:span text:style-name="T2">...</text:span></text:p>
        </draw:rect>
        <draw:rect draw:style-name="gr8" draw:text-style-name="P5" draw:layer="layout" svg:width="2cm" svg:height="0.4cm" svg:x="2.601cm" svg:y="24.2cm">
          <text:p text:style-name="P4"><text:span text:style-name="T2">...</text:span></text:p>
        </draw:rect>
        <draw:rect draw:style-name="gr8" draw:text-style-name="P5" draw:layer="layout" svg:width="2cm" svg:height="0.4cm" svg:x="2.601cm" svg:y="24.6cm">
          <text:p text:style-name="P4"><text:span text:style-name="T2">imDelegIiMm</text:span></text:p>
        </draw:rect>
        <draw:rect draw:style-name="gr8" draw:text-style-name="P5" draw:layer="layout" svg:width="2cm" svg:height="0.4cm" svg:x="2.601cm" svg:y="23cm">
          <text:p text:style-name="P4"><text:span text:style-name="T2">&lt;init&gt;()</text:span></text:p>
        </draw:rect>
        <draw:rect draw:style-name="gr8" draw:text-style-name="P5" draw:layer="layout" svg:width="2cm" svg:height="0.4cm" svg:x="2.601cm" svg:y="22.6cm">
          <text:p text:style-name="P4"><text:span text:style-name="T2">cma11()</text:span></text:p>
        </draw:rect>
        <draw:rect draw:style-name="gr8" draw:text-style-name="P5" draw:layer="layout" svg:width="2cm" svg:height="0.4cm" svg:x="2.601cm" svg:y="22.2cm">
          <text:p text:style-name="P4"><text:span text:style-name="T2">imb11()</text:span></text:p>
        </draw:rect>
        <draw:rect draw:style-name="gr1" draw:text-style-name="P2" draw:layer="layout" svg:width="2cm" svg:height="0.4cm" svg:x="2.601cm" svg:y="18.6cm">
          <text:p text:style-name="P1"><text:span text:style-name="T1">CAexA</text:span></text:p>
        </draw:rect>
        <draw:rect draw:style-name="gr8" draw:text-style-name="P5" draw:layer="layout" svg:width="2cm" svg:height="0.4cm" svg:x="2.601cm" svg:y="21.8cm">
          <text:p text:style-name="P4"><text:span text:style-name="T2">imb12()</text:span></text:p>
        </draw:rect>
        <draw:frame draw:style-name="gr12" draw:text-style-name="P6" draw:layer="layout" svg:width="0.4cm" svg:height="0.6cm" svg:x="2.201cm" svg:y="23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2.201cm" svg:y="22.6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2.201cm" svg:y="22.2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2.201cm" svg:y="21.8cm">
          <draw:text-box>
            <text:p><text:span text:style-name="T3">3</text:span></text:p>
          </draw:text-box>
        </draw:frame>
        <draw:rect draw:style-name="gr8" draw:text-style-name="P5" draw:layer="layout" svg:width="2cm" svg:height="0.4cm" svg:x="5.802cm" svg:y="23.8cm">
          <text:p text:style-name="P4"><text:span text:style-name="T2">size</text:span></text:p>
        </draw:rect>
        <draw:rect draw:style-name="gr8" draw:text-style-name="P5" draw:layer="layout" svg:width="2cm" svg:height="0.4cm" svg:x="5.802cm" svg:y="23.4cm">
          <text:p text:style-name="P4"><text:span text:style-name="T2">...</text:span></text:p>
        </draw:rect>
        <draw:rect draw:style-name="gr8" draw:text-style-name="P5" draw:layer="layout" svg:width="2cm" svg:height="0.4cm" svg:x="5.802cm" svg:y="24.2cm">
          <text:p text:style-name="P4"><text:span text:style-name="T2">...</text:span></text:p>
        </draw:rect>
        <draw:rect draw:style-name="gr8" draw:text-style-name="P5" draw:layer="layout" svg:width="2cm" svg:height="0.4cm" svg:x="5.802cm" svg:y="24.6cm">
          <text:p text:style-name="P4"><text:span text:style-name="T2">imDelegIiMm</text:span></text:p>
        </draw:rect>
        <draw:rect draw:style-name="gr8" draw:text-style-name="P5" draw:layer="layout" svg:width="2cm" svg:height="0.4cm" svg:x="5.802cm" svg:y="23cm">
          <text:p text:style-name="P4"><text:span text:style-name="T2">&lt;init&gt;()</text:span></text:p>
        </draw:rect>
        <draw:rect draw:style-name="gr8" draw:text-style-name="P5" draw:layer="layout" svg:width="2cm" svg:height="0.4cm" svg:x="5.802cm" svg:y="22.6cm">
          <text:p text:style-name="P4"><text:span text:style-name="T2">cma11()</text:span></text:p>
        </draw:rect>
        <draw:rect draw:style-name="gr8" draw:text-style-name="P5" draw:layer="layout" svg:width="2cm" svg:height="0.4cm" svg:x="5.802cm" svg:y="22.2cm">
          <text:p text:style-name="P4"><text:span text:style-name="T2">imb11()</text:span></text:p>
        </draw:rect>
        <draw:rect draw:style-name="gr1" draw:text-style-name="P2" draw:layer="layout" svg:width="2cm" svg:height="0.4cm" svg:x="5.802cm" svg:y="18.6cm">
          <text:p text:style-name="P1"><text:span text:style-name="T1">CBexA</text:span></text:p>
        </draw:rect>
        <draw:rect draw:style-name="gr8" draw:text-style-name="P5" draw:layer="layout" svg:width="2cm" svg:height="0.4cm" svg:x="5.802cm" svg:y="21.8cm">
          <text:p text:style-name="P4"><text:span text:style-name="T2">imb12()</text:span></text:p>
        </draw:rect>
        <draw:frame draw:style-name="gr12" draw:text-style-name="P6" draw:layer="layout" svg:width="0.4cm" svg:height="0.6cm" svg:x="5.402cm" svg:y="23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5.402cm" svg:y="22.6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5.402cm" svg:y="22.2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5.402cm" svg:y="21.8cm">
          <draw:text-box>
            <text:p><text:span text:style-name="T3">3</text:span></text:p>
          </draw:text-box>
        </draw:frame>
        <draw:rect draw:style-name="gr8" draw:text-style-name="P5" draw:layer="layout" svg:width="2cm" svg:height="0.4cm" svg:x="5.802cm" svg:y="21.4cm">
          <text:p text:style-name="P4"><text:span text:style-name="T2">cmb21()</text:span></text:p>
        </draw:rect>
        <draw:frame draw:style-name="gr12" draw:text-style-name="P6" draw:layer="layout" svg:width="0.4cm" svg:height="0.6cm" svg:x="5.402cm" svg:y="21.4cm">
          <draw:text-box>
            <text:p><text:span text:style-name="T3">4</text:span></text:p>
          </draw:text-box>
        </draw:frame>
        <draw:rect draw:style-name="gr8" draw:text-style-name="P5" draw:layer="layout" svg:width="2cm" svg:height="0.4cm" svg:x="9.003cm" svg:y="23.8cm">
          <text:p text:style-name="P4"><text:span text:style-name="T2">size</text:span></text:p>
        </draw:rect>
        <draw:rect draw:style-name="gr8" draw:text-style-name="P5" draw:layer="layout" svg:width="2cm" svg:height="0.4cm" svg:x="9.003cm" svg:y="23.4cm">
          <text:p text:style-name="P4"><text:span text:style-name="T2">...</text:span></text:p>
        </draw:rect>
        <draw:rect draw:style-name="gr8" draw:text-style-name="P5" draw:layer="layout" svg:width="2cm" svg:height="0.4cm" svg:x="9.003cm" svg:y="24.2cm">
          <text:p text:style-name="P4"><text:span text:style-name="T2">...</text:span></text:p>
        </draw:rect>
        <draw:rect draw:style-name="gr8" draw:text-style-name="P5" draw:layer="layout" svg:width="2cm" svg:height="0.4cm" svg:x="9.003cm" svg:y="24.6cm">
          <text:p text:style-name="P4"><text:span text:style-name="T2">imDelegIiMm</text:span></text:p>
        </draw:rect>
        <draw:rect draw:style-name="gr8" draw:text-style-name="P5" draw:layer="layout" svg:width="2cm" svg:height="0.4cm" svg:x="9.003cm" svg:y="23cm">
          <text:p text:style-name="P4"><text:span text:style-name="T2">&lt;init&gt;()</text:span></text:p>
        </draw:rect>
        <draw:rect draw:style-name="gr8" draw:text-style-name="P5" draw:layer="layout" svg:width="2cm" svg:height="0.4cm" svg:x="9.003cm" svg:y="22.6cm">
          <text:p text:style-name="P4"><text:span text:style-name="T2">cma11()</text:span></text:p>
        </draw:rect>
        <draw:rect draw:style-name="gr8" draw:text-style-name="P5" draw:layer="layout" svg:width="2cm" svg:height="0.4cm" svg:x="9.003cm" svg:y="22.2cm">
          <text:p text:style-name="P4"><text:span text:style-name="T2">imb11()</text:span></text:p>
        </draw:rect>
        <draw:rect draw:style-name="gr1" draw:text-style-name="P2" draw:layer="layout" svg:width="2cm" svg:height="0.4cm" svg:x="9.003cm" svg:y="18.6cm">
          <text:p text:style-name="P1"><text:span text:style-name="T1">CCexA</text:span></text:p>
        </draw:rect>
        <draw:rect draw:style-name="gr8" draw:text-style-name="P5" draw:layer="layout" svg:width="2cm" svg:height="0.4cm" svg:x="9.003cm" svg:y="21.8cm">
          <text:p text:style-name="P4"><text:span text:style-name="T2">imb12()</text:span></text:p>
        </draw:rect>
        <draw:frame draw:style-name="gr12" draw:text-style-name="P6" draw:layer="layout" svg:width="0.4cm" svg:height="0.6cm" svg:x="8.603cm" svg:y="23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8.603cm" svg:y="22.6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8.603cm" svg:y="22.2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8.603cm" svg:y="21.8cm">
          <draw:text-box>
            <text:p><text:span text:style-name="T3">3</text:span></text:p>
          </draw:text-box>
        </draw:frame>
        <draw:rect draw:style-name="gr8" draw:text-style-name="P5" draw:layer="layout" svg:width="2cm" svg:height="0.4cm" svg:x="9.003cm" svg:y="21.4cm">
          <text:p text:style-name="P4"><text:span text:style-name="T2">cmc21()</text:span></text:p>
        </draw:rect>
        <draw:frame draw:style-name="gr12" draw:text-style-name="P6" draw:layer="layout" svg:width="0.4cm" svg:height="0.6cm" svg:x="8.603cm" svg:y="21.4cm">
          <draw:text-box>
            <text:p><text:span text:style-name="T3">4</text:span></text:p>
          </draw:text-box>
        </draw:frame>
        <draw:rect draw:style-name="gr8" draw:text-style-name="P5" draw:layer="layout" svg:width="2cm" svg:height="0.4cm" svg:x="9.003cm" svg:y="21cm">
          <text:p text:style-name="P4"><text:span text:style-name="T2">imc11()</text:span></text:p>
        </draw:rect>
        <draw:rect draw:style-name="gr8" draw:text-style-name="P5" draw:layer="layout" svg:width="2cm" svg:height="0.4cm" svg:x="9.003cm" svg:y="20.6cm">
          <text:p text:style-name="P4"><text:span text:style-name="T2">imc12()</text:span></text:p>
        </draw:rect>
        <draw:frame draw:style-name="gr12" draw:text-style-name="P6" draw:layer="layout" svg:width="0.4cm" svg:height="0.6cm" svg:x="8.603cm" svg:y="21cm">
          <draw:text-box>
            <text:p><text:span text:style-name="T3">5</text:span></text:p>
          </draw:text-box>
        </draw:frame>
        <draw:frame draw:style-name="gr12" draw:text-style-name="P6" draw:layer="layout" svg:width="0.4cm" svg:height="0.6cm" svg:x="8.603cm" svg:y="20.6cm">
          <draw:text-box>
            <text:p><text:span text:style-name="T3">6</text:span></text:p>
          </draw:text-box>
        </draw:frame>
        <draw:rect draw:style-name="gr8" draw:text-style-name="P5" draw:layer="layout" svg:width="2cm" svg:height="0.4cm" svg:x="12.204cm" svg:y="23.8cm">
          <text:p text:style-name="P4"><text:span text:style-name="T2">size</text:span></text:p>
        </draw:rect>
        <draw:rect draw:style-name="gr8" draw:text-style-name="P5" draw:layer="layout" svg:width="2cm" svg:height="0.4cm" svg:x="12.204cm" svg:y="23.4cm">
          <text:p text:style-name="P4"><text:span text:style-name="T2">...</text:span></text:p>
        </draw:rect>
        <draw:rect draw:style-name="gr8" draw:text-style-name="P5" draw:layer="layout" svg:width="2cm" svg:height="0.4cm" svg:x="12.204cm" svg:y="24.2cm">
          <text:p text:style-name="P4"><text:span text:style-name="T2">...</text:span></text:p>
        </draw:rect>
        <draw:rect draw:style-name="gr8" draw:text-style-name="P5" draw:layer="layout" svg:width="2cm" svg:height="0.4cm" svg:x="12.204cm" svg:y="24.6cm">
          <text:p text:style-name="P4"><text:span text:style-name="T2">imDelegIiMm</text:span></text:p>
        </draw:rect>
        <draw:rect draw:style-name="gr8" draw:text-style-name="P5" draw:layer="layout" svg:width="2cm" svg:height="0.4cm" svg:x="12.204cm" svg:y="23cm">
          <text:p text:style-name="P4"><text:span text:style-name="T2">&lt;init&gt;()</text:span></text:p>
        </draw:rect>
        <draw:rect draw:style-name="gr8" draw:text-style-name="P5" draw:layer="layout" svg:width="2cm" svg:height="0.4cm" svg:x="12.204cm" svg:y="22.6cm">
          <text:p text:style-name="P4"><text:span text:style-name="T2">cma11()</text:span></text:p>
        </draw:rect>
        <draw:rect draw:style-name="gr8" draw:text-style-name="P5" draw:layer="layout" svg:width="2cm" svg:height="0.4cm" svg:x="12.204cm" svg:y="22.2cm">
          <text:p text:style-name="P4"><text:span text:style-name="T2">imb11()</text:span></text:p>
        </draw:rect>
        <draw:rect draw:style-name="gr1" draw:text-style-name="P2" draw:layer="layout" svg:width="2cm" svg:height="0.4cm" svg:x="12.204cm" svg:y="18.6cm">
          <text:p text:style-name="P1"><text:span text:style-name="T1">CDexA</text:span></text:p>
        </draw:rect>
        <draw:rect draw:style-name="gr8" draw:text-style-name="P5" draw:layer="layout" svg:width="2cm" svg:height="0.4cm" svg:x="12.204cm" svg:y="21.8cm">
          <text:p text:style-name="P4"><text:span text:style-name="T2">imb12()</text:span></text:p>
        </draw:rect>
        <draw:frame draw:style-name="gr12" draw:text-style-name="P6" draw:layer="layout" svg:width="0.4cm" svg:height="0.6cm" svg:x="11.804cm" svg:y="23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11.804cm" svg:y="22.6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11.804cm" svg:y="22.2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11.804cm" svg:y="21.8cm">
          <draw:text-box>
            <text:p><text:span text:style-name="T3">3</text:span></text:p>
          </draw:text-box>
        </draw:frame>
        <draw:rect draw:style-name="gr8" draw:text-style-name="P5" draw:layer="layout" svg:width="2cm" svg:height="0.4cm" svg:x="12.204cm" svg:y="21.4cm">
          <text:p text:style-name="P4"><text:span text:style-name="T2">cmc21()</text:span></text:p>
        </draw:rect>
        <draw:frame draw:style-name="gr12" draw:text-style-name="P6" draw:layer="layout" svg:width="0.4cm" svg:height="0.6cm" svg:x="11.804cm" svg:y="21.4cm">
          <draw:text-box>
            <text:p><text:span text:style-name="T3">4</text:span></text:p>
          </draw:text-box>
        </draw:frame>
        <draw:rect draw:style-name="gr8" draw:text-style-name="P5" draw:layer="layout" svg:width="2cm" svg:height="0.4cm" svg:x="12.204cm" svg:y="21cm">
          <text:p text:style-name="P4"><text:span text:style-name="T2">imc11()</text:span></text:p>
        </draw:rect>
        <draw:rect draw:style-name="gr8" draw:text-style-name="P5" draw:layer="layout" svg:width="2cm" svg:height="0.4cm" svg:x="12.204cm" svg:y="20.6cm">
          <text:p text:style-name="P4"><text:span text:style-name="T2">imc12()</text:span></text:p>
        </draw:rect>
        <draw:frame draw:style-name="gr12" draw:text-style-name="P6" draw:layer="layout" svg:width="0.4cm" svg:height="0.6cm" svg:x="11.804cm" svg:y="21cm">
          <draw:text-box>
            <text:p><text:span text:style-name="T3">5</text:span></text:p>
          </draw:text-box>
        </draw:frame>
        <draw:frame draw:style-name="gr12" draw:text-style-name="P6" draw:layer="layout" svg:width="0.4cm" svg:height="0.6cm" svg:x="11.804cm" svg:y="20.6cm">
          <draw:text-box>
            <text:p><text:span text:style-name="T3">6</text:span></text:p>
          </draw:text-box>
        </draw:frame>
        <draw:rect draw:style-name="gr8" draw:text-style-name="P5" draw:layer="layout" svg:width="2cm" svg:height="0.4cm" svg:x="12.204cm" svg:y="20.2cm">
          <text:p text:style-name="P4"><text:span text:style-name="T2">cmd31()</text:span></text:p>
        </draw:rect>
        <draw:frame draw:style-name="gr12" draw:text-style-name="P6" draw:layer="layout" svg:width="0.4cm" svg:height="0.6cm" svg:x="11.804cm" svg:y="20.2cm">
          <draw:text-box>
            <text:p><text:span text:style-name="T3">7</text:span></text:p>
          </draw:text-box>
        </draw:frame>
        <draw:rect draw:style-name="gr8" draw:text-style-name="P5" draw:layer="layout" svg:width="2cm" svg:height="0.4cm" svg:x="15.405cm" svg:y="23.8cm">
          <text:p text:style-name="P4"><text:span text:style-name="T2">size</text:span></text:p>
        </draw:rect>
        <draw:rect draw:style-name="gr8" draw:text-style-name="P5" draw:layer="layout" svg:width="2cm" svg:height="0.4cm" svg:x="15.405cm" svg:y="23.4cm">
          <text:p text:style-name="P4"><text:span text:style-name="T2">...</text:span></text:p>
        </draw:rect>
        <draw:rect draw:style-name="gr8" draw:text-style-name="P5" draw:layer="layout" svg:width="2cm" svg:height="0.4cm" svg:x="15.405cm" svg:y="24.2cm">
          <text:p text:style-name="P4"><text:span text:style-name="T2">...</text:span></text:p>
        </draw:rect>
        <draw:rect draw:style-name="gr8" draw:text-style-name="P5" draw:layer="layout" svg:width="2cm" svg:height="0.4cm" svg:x="15.405cm" svg:y="24.6cm">
          <text:p text:style-name="P4"><text:span text:style-name="T2">imDelegIiMm</text:span></text:p>
        </draw:rect>
        <draw:rect draw:style-name="gr8" draw:text-style-name="P5" draw:layer="layout" svg:width="2cm" svg:height="0.4cm" svg:x="15.405cm" svg:y="23cm">
          <text:p text:style-name="P4"><text:span text:style-name="T2">&lt;init&gt;()</text:span></text:p>
        </draw:rect>
        <draw:rect draw:style-name="gr8" draw:text-style-name="P5" draw:layer="layout" svg:width="2cm" svg:height="0.4cm" svg:x="15.405cm" svg:y="22.6cm">
          <text:p text:style-name="P4"><text:span text:style-name="T2">cma11()</text:span></text:p>
        </draw:rect>
        <draw:rect draw:style-name="gr8" draw:text-style-name="P5" draw:layer="layout" svg:width="2cm" svg:height="0.4cm" svg:x="15.405cm" svg:y="22.2cm">
          <text:p text:style-name="P4"><text:span text:style-name="T2">imb11()</text:span></text:p>
        </draw:rect>
        <draw:rect draw:style-name="gr1" draw:text-style-name="P2" draw:layer="layout" svg:width="2cm" svg:height="0.4cm" svg:x="15.405cm" svg:y="18.6cm">
          <text:p text:style-name="P1"><text:span text:style-name="T1">CEexA</text:span></text:p>
        </draw:rect>
        <draw:rect draw:style-name="gr8" draw:text-style-name="P5" draw:layer="layout" svg:width="2cm" svg:height="0.4cm" svg:x="15.405cm" svg:y="21.8cm">
          <text:p text:style-name="P4"><text:span text:style-name="T2">imb12()</text:span></text:p>
        </draw:rect>
        <draw:rect draw:style-name="gr8" draw:text-style-name="P5" draw:layer="layout" svg:width="2cm" svg:height="0.4cm" svg:x="15.405cm" svg:y="21.4cm">
          <text:p text:style-name="P4"><text:span text:style-name="T2">cmc21()</text:span></text:p>
        </draw:rect>
        <draw:rect draw:style-name="gr8" draw:text-style-name="P5" draw:layer="layout" svg:width="2cm" svg:height="0.4cm" svg:x="15.405cm" svg:y="21cm">
          <text:p text:style-name="P4"><text:span text:style-name="T2">imc11()</text:span></text:p>
        </draw:rect>
        <draw:rect draw:style-name="gr8" draw:text-style-name="P5" draw:layer="layout" svg:width="2cm" svg:height="0.4cm" svg:x="15.405cm" svg:y="20.6cm">
          <text:p text:style-name="P4"><text:span text:style-name="T2">imc12()</text:span></text:p>
        </draw:rect>
        <draw:rect draw:style-name="gr8" draw:text-style-name="P5" draw:layer="layout" svg:width="2cm" svg:height="0.4cm" svg:x="15.405cm" svg:y="20.2cm">
          <text:p text:style-name="P4"><text:span text:style-name="T2">cmd31()</text:span></text:p>
        </draw:rect>
        <draw:frame draw:style-name="gr12" draw:text-style-name="P6" draw:layer="layout" svg:width="0.4cm" svg:height="0.6cm" svg:x="15.004cm" svg:y="23cm">
          <draw:text-box>
            <text:p><text:span text:style-name="T3">0</text:span></text:p>
          </draw:text-box>
        </draw:frame>
        <draw:frame draw:style-name="gr12" draw:text-style-name="P6" draw:layer="layout" svg:width="0.4cm" svg:height="0.6cm" svg:x="15.004cm" svg:y="22.6cm">
          <draw:text-box>
            <text:p><text:span text:style-name="T3">1</text:span></text:p>
          </draw:text-box>
        </draw:frame>
        <draw:frame draw:style-name="gr12" draw:text-style-name="P6" draw:layer="layout" svg:width="0.4cm" svg:height="0.6cm" svg:x="15.004cm" svg:y="22.2cm">
          <draw:text-box>
            <text:p><text:span text:style-name="T3">2</text:span></text:p>
          </draw:text-box>
        </draw:frame>
        <draw:frame draw:style-name="gr12" draw:text-style-name="P6" draw:layer="layout" svg:width="0.4cm" svg:height="0.6cm" svg:x="15.004cm" svg:y="21.8cm">
          <draw:text-box>
            <text:p><text:span text:style-name="T3">3</text:span></text:p>
          </draw:text-box>
        </draw:frame>
        <draw:frame draw:style-name="gr12" draw:text-style-name="P6" draw:layer="layout" svg:width="0.4cm" svg:height="0.6cm" svg:x="15.004cm" svg:y="21.4cm">
          <draw:text-box>
            <text:p><text:span text:style-name="T3">4</text:span></text:p>
          </draw:text-box>
        </draw:frame>
        <draw:frame draw:style-name="gr12" draw:text-style-name="P6" draw:layer="layout" svg:width="0.4cm" svg:height="0.6cm" svg:x="15.004cm" svg:y="21cm">
          <draw:text-box>
            <text:p><text:span text:style-name="T3">5</text:span></text:p>
          </draw:text-box>
        </draw:frame>
        <draw:frame draw:style-name="gr12" draw:text-style-name="P6" draw:layer="layout" svg:width="0.4cm" svg:height="0.6cm" svg:x="15.004cm" svg:y="20.6cm">
          <draw:text-box>
            <text:p><text:span text:style-name="T3">6</text:span></text:p>
          </draw:text-box>
        </draw:frame>
        <draw:frame draw:style-name="gr12" draw:text-style-name="P6" draw:layer="layout" svg:width="0.4cm" svg:height="0.6cm" svg:x="15.004cm" svg:y="20.2cm">
          <draw:text-box>
            <text:p><text:span text:style-name="T3">7</text:span></text:p>
          </draw:text-box>
        </draw:frame>
        <draw:rect draw:style-name="gr8" draw:text-style-name="P5" draw:layer="layout" svg:width="2cm" svg:height="0.4cm" svg:x="15.406cm" svg:y="19.8cm">
          <text:p text:style-name="P4"><text:span text:style-name="T2">cme41()</text:span></text:p>
        </draw:rect>
        <draw:frame draw:style-name="gr12" draw:text-style-name="P6" draw:layer="layout" svg:width="0.4cm" svg:height="0.6cm" svg:x="15.005cm" svg:y="19.8cm">
          <draw:text-box>
            <text:p><text:span text:style-name="T3">8</text:span></text:p>
          </draw:text-box>
        </draw:frame>
        <draw:rect draw:style-name="gr8" draw:text-style-name="P5" draw:layer="layout" svg:width="2cm" svg:height="0.4cm" svg:x="15.406cm" svg:y="19.4cm">
          <text:p text:style-name="P4"><text:span text:style-name="T2">imd21()</text:span></text:p>
        </draw:rect>
        <draw:frame draw:style-name="gr12" draw:text-style-name="P6" draw:layer="layout" svg:width="0.4cm" svg:height="0.6cm" svg:x="15.005cm" svg:y="19.4cm">
          <draw:text-box>
            <text:p><text:span text:style-name="T3">9</text:span></text:p>
          </draw:text-box>
        </draw:frame>
        <draw:line draw:style-name="gr13" draw:text-style-name="P3" draw:layer="layout" svg:x1="3.001cm" svg:y1="15.2cm" svg:x2="4.6cm" svg:y2="15.2cm">
          <text:p/>
        </draw:line>
        <draw:line draw:style-name="gr14" draw:text-style-name="P3" draw:layer="layout" svg:x1="3.8cm" svg:y1="15.2cm" svg:x2="3.8cm" svg:y2="16cm">
          <text:p/>
        </draw:line>
        <draw:frame draw:style-name="gr15" draw:text-style-name="P7" draw:layer="layout" svg:width="1.2cm" svg:height="0.64cm" svg:x="2.7cm" svg:y="15.1cm">
          <draw:text-box>
            <text:p><text:span text:style-name="T4">imo</text:span></text:p>
          </draw:text-box>
        </draw:frame>
        <draw:frame draw:style-name="gr15" draw:text-style-name="P7" draw:layer="layout" svg:width="1.2cm" svg:height="0.64cm" svg:x="2.7cm" svg:y="14.5cm">
          <draw:text-box>
            <text:p><text:span text:style-name="T4">mo</text:span></text:p>
          </draw:text-box>
        </draw:frame>
        <draw:line draw:style-name="gr14" draw:text-style-name="P3" draw:layer="layout" svg:x1="3.8cm" svg:y1="15.2cm" svg:x2="3.8cm" svg:y2="14.4cm">
          <text:p/>
        </draw:line>
        <draw:frame draw:style-name="gr15" draw:text-style-name="P7" draw:layer="layout" svg:width="1.2cm" svg:height="0.64cm" svg:x="13.4cm" svg:y="15.1cm">
          <draw:text-box>
            <text:p><text:span text:style-name="T4">bmo</text:span></text:p>
          </draw:text-box>
        </draw:frame>
        <draw:rect draw:style-name="gr8" draw:text-style-name="P5" draw:layer="layout" svg:width="2cm" svg:height="0.4cm" svg:x="7.8cm" svg:y="13.4cm">
          <text:p text:style-name="P4"><text:span text:style-name="T2">imb11()</text:span></text:p>
        </draw:rect>
        <draw:rect draw:style-name="gr8" draw:text-style-name="P5" draw:layer="layout" svg:width="2cm" svg:height="0.4cm" svg:x="7.8cm" svg:y="17cm">
          <text:p text:style-name="P4"><text:span text:style-name="T2">imb12()</text:span></text:p>
        </draw:rect>
        <draw:rect draw:style-name="gr9" draw:text-style-name="P5" draw:layer="layout" svg:width="1cm" svg:height="0.4cm" svg:x="11cm" svg:y="16.6cm">
          <text:p text:style-name="P4"><text:span text:style-name="T2">0(ID)</text:span></text:p>
        </draw:rect>
        <draw:rect draw:style-name="gr1" draw:text-style-name="P2" draw:layer="layout" svg:width="1.201cm" svg:height="0.4cm" svg:x="9.401cm" svg:y="5.6cm">
          <text:p text:style-name="P1"><text:span text:style-name="T1">id = 3</text:span></text:p>
        </draw:rect>
        <draw:rect draw:style-name="gr1" draw:text-style-name="P2" draw:layer="layout" svg:width="1.201cm" svg:height="0.4cm" svg:x="9.401cm" svg:y="7.8cm">
          <text:p text:style-name="P1"><text:span text:style-name="T1">id = 4</text:span></text:p>
        </draw:rect>
        <draw:rect draw:style-name="gr1" draw:text-style-name="P2" draw:layer="layout" svg:width="1.201cm" svg:height="0.4cm" svg:x="9.401cm" svg:y="10cm">
          <text:p text:style-name="P1"><text:span text:style-name="T1">id = -1</text:span></text:p>
        </draw:rect>
        <draw:rect draw:style-name="gr10" draw:text-style-name="P5" draw:id="id5" draw:layer="layout" svg:width="1cm" svg:height="0.4cm" svg:x="12cm" svg:y="16.6cm">
          <text:p text:style-name="P4"><text:span text:style-name="T2">bmo</text:span></text:p>
        </draw:rect>
        <draw:rect draw:style-name="gr8" draw:text-style-name="P5" draw:layer="layout" svg:width="2cm" svg:height="0.4cm" svg:x="11cm" svg:y="13.4cm">
          <text:p text:style-name="P4"><text:span text:style-name="T2">imc11()</text:span></text:p>
        </draw:rect>
        <draw:connector draw:style-name="gr11" draw:text-style-name="P3" draw:layer="layout" svg:x1="13cm" svg:y1="16.4cm" svg:x2="13cm" svg:y2="17.2cm" draw:start-shape="id3" draw:start-glue-point="1" draw:end-shape="id4" draw:end-glue-point="1" svg:d="m13000 16400h501v800h-501">
          <text:p/>
        </draw:connector>
        <draw:rect draw:style-name="gr8" draw:text-style-name="P5" draw:layer="layout" svg:width="2cm" svg:height="0.4cm" svg:x="11cm" svg:y="17.4cm">
          <text:p text:style-name="P4"><text:span text:style-name="T2">imc12()</text:span></text:p>
        </draw:rect>
        <draw:rect draw:style-name="gr8" draw:text-style-name="P5" draw:id="id6" draw:layer="layout" svg:width="2cm" svg:height="0.4cm" svg:x="11cm" svg:y="17.8cm">
          <text:p text:style-name="P4"><text:span text:style-name="T2">imd21()</text:span></text:p>
        </draw:rect>
        <draw:connector draw:style-name="gr11" draw:text-style-name="P3" draw:layer="layout" draw:line-skew="0.299cm" svg:x1="13cm" svg:y1="16.8cm" svg:x2="13cm" svg:y2="18cm" draw:start-shape="id5" draw:start-glue-point="1" draw:end-shape="id6" draw:end-glue-point="1" svg:d="m13000 16800h800v1200h-800">
          <text:p/>
        </draw:connector>
        <draw:rect draw:style-name="gr8" draw:text-style-name="P5" draw:id="id8" draw:layer="layout" svg:width="2cm" svg:height="0.4cm" svg:x="2.601cm" svg:y="25.4cm">
          <text:p text:style-name="P4"><text:span text:style-name="T2">imb11()</text:span></text:p>
        </draw:rect>
        <draw:rect draw:style-name="gr9" draw:text-style-name="P5" draw:layer="layout" svg:width="1cm" svg:height="0.4cm" svg:x="2.601cm" svg:y="25cm">
          <text:p text:style-name="P4"><text:span text:style-name="T2">0(IB)</text:span></text:p>
        </draw:rect>
        <draw:rect draw:style-name="gr10" draw:text-style-name="P5" draw:id="id7" draw:layer="layout" svg:width="1cm" svg:height="0.4cm" svg:x="3.601cm" svg:y="25cm">
          <text:p text:style-name="P4"><text:span text:style-name="T2">bmo</text:span></text:p>
        </draw:rect>
        <draw:connector draw:style-name="gr11" draw:text-style-name="P3" draw:layer="layout" draw:type="lines" svg:x1="4.601cm" svg:y1="25.2cm" svg:x2="4.601cm" svg:y2="25.6cm" draw:start-shape="id7" draw:start-glue-point="1" draw:end-shape="id8" draw:end-glue-point="1" svg:d="m4601 25200h501v400h-501">
          <text:p/>
        </draw:connector>
        <draw:rect draw:style-name="gr8" draw:text-style-name="P5" draw:layer="layout" svg:width="2cm" svg:height="0.4cm" svg:x="2.601cm" svg:y="25.8cm">
          <text:p text:style-name="P4"><text:span text:style-name="T2">imb12()</text:span></text:p>
        </draw:rect>
        <draw:rect draw:style-name="gr8" draw:text-style-name="P5" draw:id="id10" draw:layer="layout" svg:width="2cm" svg:height="0.4cm" svg:x="5.802cm" svg:y="25.4cm">
          <text:p text:style-name="P4"><text:span text:style-name="T2">imb11()</text:span></text:p>
        </draw:rect>
        <draw:rect draw:style-name="gr9" draw:text-style-name="P5" draw:layer="layout" svg:width="1cm" svg:height="0.4cm" svg:x="5.802cm" svg:y="25cm">
          <text:p text:style-name="P4"><text:span text:style-name="T2">0(IB)</text:span></text:p>
        </draw:rect>
        <draw:rect draw:style-name="gr10" draw:text-style-name="P5" draw:id="id9" draw:layer="layout" svg:width="1cm" svg:height="0.4cm" svg:x="6.802cm" svg:y="25cm">
          <text:p text:style-name="P4"><text:span text:style-name="T2">bmo</text:span></text:p>
        </draw:rect>
        <draw:connector draw:style-name="gr11" draw:text-style-name="P3" draw:layer="layout" draw:type="lines" svg:x1="7.802cm" svg:y1="25.2cm" svg:x2="7.802cm" svg:y2="25.6cm" draw:start-shape="id9" draw:start-glue-point="1" draw:end-shape="id10" draw:end-glue-point="1" svg:d="m7802 25200h501v400h-501">
          <text:p/>
        </draw:connector>
        <draw:rect draw:style-name="gr8" draw:text-style-name="P5" draw:layer="layout" svg:width="2cm" svg:height="0.4cm" svg:x="5.802cm" svg:y="25.8cm">
          <text:p text:style-name="P4"><text:span text:style-name="T2">imb12()</text:span></text:p>
        </draw:rect>
        <draw:rect draw:style-name="gr8" draw:text-style-name="P5" draw:id="id12" draw:layer="layout" svg:width="2cm" svg:height="0.4cm" svg:x="9.003cm" svg:y="25.8cm">
          <text:p text:style-name="P4"><text:span text:style-name="T2">imb11()</text:span></text:p>
        </draw:rect>
        <draw:rect draw:style-name="gr9" draw:text-style-name="P5" draw:layer="layout" svg:width="1cm" svg:height="0.4cm" svg:x="9.003cm" svg:y="25cm">
          <text:p text:style-name="P4"><text:span text:style-name="T2">2(IB)</text:span></text:p>
        </draw:rect>
        <draw:rect draw:style-name="gr10" draw:text-style-name="P5" draw:id="id11" draw:layer="layout" svg:width="1cm" svg:height="0.4cm" svg:x="10.003cm" svg:y="25cm">
          <text:p text:style-name="P4"><text:span text:style-name="T2">bmo</text:span></text:p>
        </draw:rect>
        <draw:connector draw:style-name="gr11" draw:text-style-name="P3" draw:layer="layout" draw:type="lines" svg:x1="11.003cm" svg:y1="25.2cm" svg:x2="11.003cm" svg:y2="26cm" draw:start-shape="id11" draw:start-glue-point="1" draw:end-shape="id12" draw:end-glue-point="1" svg:d="m11003 25200h501v800h-501">
          <text:p/>
        </draw:connector>
        <draw:rect draw:style-name="gr8" draw:text-style-name="P5" draw:layer="layout" svg:width="2cm" svg:height="0.4cm" svg:x="9.003cm" svg:y="26.2cm">
          <text:p text:style-name="P4"><text:span text:style-name="T2">imb12()</text:span></text:p>
        </draw:rect>
        <draw:rect draw:style-name="gr9" draw:text-style-name="P5" draw:layer="layout" svg:width="1cm" svg:height="0.4cm" svg:x="9.002cm" svg:y="25.4cm">
          <text:p text:style-name="P4"><text:span text:style-name="T2">0(IC)</text:span></text:p>
        </draw:rect>
        <draw:rect draw:style-name="gr10" draw:text-style-name="P5" draw:id="id13" draw:layer="layout" svg:width="1cm" svg:height="0.4cm" svg:x="10.002cm" svg:y="25.4cm">
          <text:p text:style-name="P4"><text:span text:style-name="T2">bmo</text:span></text:p>
        </draw:rect>
        <draw:rect draw:style-name="gr8" draw:text-style-name="P5" draw:id="id14" draw:layer="layout" svg:width="2cm" svg:height="0.4cm" svg:x="9cm" svg:y="26.6cm">
          <text:p text:style-name="P4"><text:span text:style-name="T2">imc11()</text:span></text:p>
        </draw:rect>
        <draw:rect draw:style-name="gr8" draw:text-style-name="P5" draw:layer="layout" svg:width="2cm" svg:height="0.4cm" svg:x="9cm" svg:y="27cm">
          <text:p text:style-name="P4"><text:span text:style-name="T2">imc12()</text:span></text:p>
        </draw:rect>
        <draw:connector draw:style-name="gr11" draw:text-style-name="P3" draw:layer="layout" draw:line-skew="0.197cm" svg:x1="11.002cm" svg:y1="25.6cm" svg:x2="11cm" svg:y2="26.8cm" draw:start-shape="id13" draw:start-glue-point="1" draw:end-shape="id14" draw:end-glue-point="1" svg:d="m11002 25600h698v1200h-700">
          <text:p/>
        </draw:connector>
        <draw:rect draw:style-name="gr8" draw:text-style-name="P5" draw:id="id16" draw:layer="layout" svg:width="2cm" svg:height="0.4cm" svg:x="12.203cm" svg:y="25.8cm">
          <text:p text:style-name="P4"><text:span text:style-name="T2">imb11()</text:span></text:p>
        </draw:rect>
        <draw:rect draw:style-name="gr9" draw:text-style-name="P5" draw:layer="layout" svg:width="1cm" svg:height="0.4cm" svg:x="12.203cm" svg:y="25cm">
          <text:p text:style-name="P4"><text:span text:style-name="T2">2(IB)</text:span></text:p>
        </draw:rect>
        <draw:rect draw:style-name="gr10" draw:text-style-name="P5" draw:id="id15" draw:layer="layout" svg:width="1cm" svg:height="0.4cm" svg:x="13.203cm" svg:y="25cm">
          <text:p text:style-name="P4"><text:span text:style-name="T2">bmo</text:span></text:p>
        </draw:rect>
        <draw:connector draw:style-name="gr11" draw:text-style-name="P3" draw:layer="layout" draw:type="lines" svg:x1="14.203cm" svg:y1="25.2cm" svg:x2="14.203cm" svg:y2="26cm" draw:start-shape="id15" draw:start-glue-point="1" draw:end-shape="id16" draw:end-glue-point="1" svg:d="m14203 25200h501v800h-501">
          <text:p/>
        </draw:connector>
        <draw:rect draw:style-name="gr8" draw:text-style-name="P5" draw:layer="layout" svg:width="2cm" svg:height="0.4cm" svg:x="12.203cm" svg:y="26.2cm">
          <text:p text:style-name="P4"><text:span text:style-name="T2">imb12()</text:span></text:p>
        </draw:rect>
        <draw:rect draw:style-name="gr9" draw:text-style-name="P5" draw:layer="layout" svg:width="1cm" svg:height="0.4cm" svg:x="12.202cm" svg:y="25.4cm">
          <text:p text:style-name="P4"><text:span text:style-name="T2">0(IC)</text:span></text:p>
        </draw:rect>
        <draw:rect draw:style-name="gr10" draw:text-style-name="P5" draw:id="id17" draw:layer="layout" svg:width="1cm" svg:height="0.4cm" svg:x="13.202cm" svg:y="25.4cm">
          <text:p text:style-name="P4"><text:span text:style-name="T2">bmo</text:span></text:p>
        </draw:rect>
        <draw:rect draw:style-name="gr8" draw:text-style-name="P5" draw:id="id18" draw:layer="layout" svg:width="2cm" svg:height="0.4cm" svg:x="12.2cm" svg:y="26.6cm">
          <text:p text:style-name="P4"><text:span text:style-name="T2">imc11()</text:span></text:p>
        </draw:rect>
        <draw:rect draw:style-name="gr8" draw:text-style-name="P5" draw:layer="layout" svg:width="2cm" svg:height="0.4cm" svg:x="12.2cm" svg:y="27cm">
          <text:p text:style-name="P4"><text:span text:style-name="T2">imc12()</text:span></text:p>
        </draw:rect>
        <draw:connector draw:style-name="gr11" draw:text-style-name="P3" draw:layer="layout" draw:line-skew="0.197cm" svg:x1="14.202cm" svg:y1="25.6cm" svg:x2="14.2cm" svg:y2="26.8cm" draw:start-shape="id17" draw:start-glue-point="1" draw:end-shape="id18" draw:end-glue-point="1" svg:d="m14202 25600h698v1200h-700">
          <text:p/>
        </draw:connector>
        <draw:rect draw:style-name="gr8" draw:text-style-name="P5" draw:id="id22" draw:layer="layout" svg:width="2cm" svg:height="0.4cm" svg:x="15.403cm" svg:y="27cm">
          <text:p text:style-name="P4"><text:span text:style-name="T2">imb11()</text:span></text:p>
        </draw:rect>
        <draw:rect draw:style-name="gr9" draw:text-style-name="P5" draw:layer="layout" svg:width="1cm" svg:height="0.4cm" svg:x="15.403cm" svg:y="25cm">
          <text:p text:style-name="P4"><text:span text:style-name="T2">3(IC)</text:span></text:p>
        </draw:rect>
        <draw:rect draw:style-name="gr10" draw:text-style-name="P5" draw:id="id19" draw:layer="layout" svg:width="1cm" svg:height="0.4cm" svg:x="16.403cm" svg:y="25cm">
          <text:p text:style-name="P4"><text:span text:style-name="T2">bmo</text:span></text:p>
        </draw:rect>
        <draw:connector draw:style-name="gr11" draw:text-style-name="P3" draw:layer="layout" draw:type="lines" svg:x1="17.403cm" svg:y1="25.2cm" svg:x2="17.4cm" svg:y2="26.4cm" draw:start-shape="id19" draw:start-glue-point="1" draw:end-shape="id20" draw:end-glue-point="1" svg:d="m17403 25200h501l-3 1200h-501">
          <text:p/>
        </draw:connector>
        <draw:rect draw:style-name="gr8" draw:text-style-name="P5" draw:layer="layout" svg:width="2cm" svg:height="0.4cm" svg:x="15.403cm" svg:y="27.4cm">
          <text:p text:style-name="P4"><text:span text:style-name="T2">imb12()</text:span></text:p>
        </draw:rect>
        <draw:rect draw:style-name="gr9" draw:text-style-name="P5" draw:layer="layout" svg:width="1cm" svg:height="0.4cm" svg:x="15.402cm" svg:y="25.4cm">
          <text:p text:style-name="P4"><text:span text:style-name="T2">2(IB)</text:span></text:p>
        </draw:rect>
        <draw:rect draw:style-name="gr10" draw:text-style-name="P5" draw:id="id21" draw:layer="layout" svg:width="1cm" svg:height="0.4cm" svg:x="16.402cm" svg:y="25.4cm">
          <text:p text:style-name="P4"><text:span text:style-name="T2">bmo</text:span></text:p>
        </draw:rect>
        <draw:rect draw:style-name="gr8" draw:text-style-name="P5" draw:id="id20" draw:layer="layout" svg:width="2cm" svg:height="0.4cm" svg:x="15.4cm" svg:y="26.2cm">
          <text:p text:style-name="P4"><text:span text:style-name="T2">imc11()</text:span></text:p>
        </draw:rect>
        <draw:rect draw:style-name="gr8" draw:text-style-name="P5" draw:layer="layout" svg:width="2cm" svg:height="0.4cm" svg:x="15.4cm" svg:y="26.6cm">
          <text:p text:style-name="P4"><text:span text:style-name="T2">imc12()</text:span></text:p>
        </draw:rect>
        <draw:connector draw:style-name="gr11" draw:text-style-name="P3" draw:layer="layout" draw:line-skew="0.196cm" svg:x1="17.402cm" svg:y1="25.6cm" svg:x2="17.403cm" svg:y2="27.2cm" draw:start-shape="id21" draw:start-glue-point="1" draw:end-shape="id22" draw:end-glue-point="1" svg:d="m17402 25600h698v1600h-697">
          <text:p/>
        </draw:connector>
        <draw:rect draw:style-name="gr9" draw:text-style-name="P5" draw:layer="layout" svg:width="1cm" svg:height="0.4cm" svg:x="15.402cm" svg:y="25.8cm">
          <text:p text:style-name="P4"><text:span text:style-name="T2">0(ID)</text:span></text:p>
        </draw:rect>
        <draw:rect draw:style-name="gr10" draw:text-style-name="P5" draw:id="id23" draw:layer="layout" svg:width="1cm" svg:height="0.4cm" svg:x="16.402cm" svg:y="25.8cm">
          <text:p text:style-name="P4"><text:span text:style-name="T2">bmo</text:span></text:p>
        </draw:rect>
        <draw:rect draw:style-name="gr8" draw:text-style-name="P5" draw:id="id24" draw:layer="layout" svg:width="2cm" svg:height="0.4cm" svg:x="15.406cm" svg:y="27.8cm">
          <text:p text:style-name="P4"><text:span text:style-name="T2">imd21()</text:span></text:p>
        </draw:rect>
        <draw:connector draw:style-name="gr11" draw:text-style-name="P3" draw:layer="layout" draw:line-skew="0.393cm" svg:x1="17.402cm" svg:y1="26cm" svg:x2="17.406cm" svg:y2="28cm" draw:start-shape="id23" draw:start-glue-point="1" draw:end-shape="id24" draw:end-glue-point="1" svg:d="m17402 26000h898v2000h-8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26T18:11:08.50</dc:date>
    <meta:printed-by>Urs Graf</meta:printed-by>
    <meta:print-date>2010-04-12T09:03:01</meta:print-date>
    <meta:editing-cycles>14</meta:editing-cycles>
    <meta:editing-duration>PT07H10M08S</meta:editing-duration>
    <meta:document-statistic meta:object-count="268"/>
    <meta:user-defined meta:name="Info 1"/>
    <meta:user-defined meta:name="Info 2"/>
    <meta:user-defined meta:name="Info 3"/>
    <meta:user-defined meta:name="Info 4"/>
  </office:meta>
</office:document-meta>
</file>